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fo:font-weight="bold" style:font-weight-asian="bold"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P12" style:parent-style-name="Normal" style:family="paragraph">
      <style:text-properties fo:font-weight="bold" style:font-weight-asian="bold" style:text-underline-type="single" style:text-underline-style="solid" style:text-underline-width="auto" style:text-underline-mode="continuous"/>
    </style:style>
    <style:style style:name="P13" style:parent-style-name="Normal" style:family="paragraph">
      <style:text-properties fo:font-weight="bold" style:font-weight-asian="bold" style:text-underline-type="single" style:text-underline-style="solid" style:text-underline-width="auto" style:text-underline-mode="continuous"/>
    </style:style>
    <style:style style:name="P14" style:parent-style-name="Normal" style:family="paragraph">
      <style:text-properties fo:font-weight="bold" style:font-weight-asian="bold" style:text-underline-type="single" style:text-underline-style="solid" style:text-underline-width="auto" style:text-underline-mode="continuous"/>
    </style:style>
    <style:style style:name="P15" style:parent-style-name="Normal"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Progress Diary</text:p>
      <text:p text:style-name="P2"/>
      <text:p text:style-name="P3"><text:span text:style-name="T4">Week 4</text:span><text:span text:style-name="T5"><text:s/>(14/02/17 – 20/02/17)</text:span></text:p>
      <text:p text:style-name="P6">Researched and designed best way to start project, looking at ways to store data and analyse it. Concluded that letter frequency, bigram<text:s/>and trigram will be the best way to improve the algorithm, perhaps also using letter frequency of previous zodiac ciphers and looking at words that will likely appear, e.g ‘kill’.</text:p>
      <text:p text:style-name="P7"><text:span text:style-name="T8">Week 5<text:s/></text:span><text:span text:style-name="T9">(21/02/17 – 27/02/17</text:span></text:p>
      <text:p text:style-name="Normal">Loaded in dictionary to hashset. Looked at using<text:s/>trie and levenshtein distance but couldn’t find a good enough library and implementation from scratch will take too much time so I am leaving this till later. Basic code is left in there and needs to be removed if not used.</text:p>
      <text:p text:style-name="Normal">Loaded in ciphertext and created symbol objects. Applied letter frequency to determine the frequency of each unique symbol and stored as a percentage on the object.</text:p>
      <text:p text:style-name="Normal">Loaded in English letters and their frequency to an object from a text file. These are read in and stored as a percentage<text:s/>too.<text:s/></text:p>
      <text:p text:style-name="Normal">Created an example encryption from a passage found online using an online tool<text:s/></text:p>
      <text:p text:style-name="Normal"/>
      <text:p text:style-name="Normal"><text:span text:style-name="T10">Week 6<text:s/></text:span><text:span text:style-name="T11">(28/02/17-06/03/17)</text:span></text:p>
      <text:p text:style-name="Normal">Implemented the initial key generation using roulette wheel selection.</text:p>
      <text:p text:style-name="Normal">Read in bigram and trigram frequencies from text file to hashmaps.</text:p>
      <text:p text:style-name="Normal">Implemented the basic hill climbing algorithm with calls to calculate the bigram and trigram score.</text:p>
      <text:p text:style-name="Normal">Keeps track of previous two characters so as to be able to search trigram hash.<text:s/></text:p>
      <text:p text:style-name="Normal">Sets all symbols to current plaintext value with the best score for that symbol.</text:p>
      <text:p text:style-name="Normal">Unit test for scorehandler cases.</text:p>
      <text:p text:style-name="Normal"/>
      <text:p text:style-name="P12">7-14/03/17</text:p>
      <text:p text:style-name="Normal">Refactoring HCA to simpler more conventional, kept original code to use in cases where swapping wasn’t possible.</text:p>
      <text:p text:style-name="P13">15-20/03/17</text:p>
      <text:p text:style-name="Normal"/>
      <text:p text:style-name="Normal">Implemented node swapping based off most above/below its expected frequency, and swapped the least frequent symbol on each letter. This caused issue where it would get stuck swapping the same letter due to either each letter having only one symbol and swapping caused it to go from having most above to most below and vice versa, this also happened in cases where a letter would have multiple symbols, choosing least frequent caused this.<text:s/></text:p>
      <text:p text:style-name="P14">21-27/03/17</text:p>
      <text:p text:style-name="P15"/>
      <text:soft-page-break/>
      <text:p text:style-name="Normal">Finished choosing node to swap and swapping the node itself. Changed from swapping the node with the highest frequency above its expected and the node with the lowest frequency below its expected to randomly choosing from those with a frequency above its expected and those with a frequency below. Changed from swapping the letters least frequent symbol to a randomly chosen one.<text:s/>Started work on final repor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9T13:47:00Z</meta:creation-date>
    <dc:date>2017-03-27T14:55:00Z</dc:date>
    <meta:template xlink:href="Normal" xlink:type="simple"/>
    <meta:editing-cycles>22</meta:editing-cycles>
    <meta:editing-duration>PT0S</meta:editing-duration>
    <meta:document-statistic meta:page-count="2" meta:paragraph-count="4" meta:word-count="373" meta:character-count="2496" meta:row-count="17" meta:non-whitespace-character-count="2127"/>
  </office:meta>
</office:document-meta>
</file>